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5.664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0785398163397448" calcext:value-type="float">
            <text:p>0.0785398163</text:p>
          </table:table-cell>
          <table:table-cell table:formula="of:=DEGREES([.E3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10.6066017177982" calcext:value-type="float">
            <text:p>10.6066017178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  <table:table-cell table:formula="of:=[.F7]/2"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28.2842712474619" calcext:value-type="float">
            <text:p>28.28427124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radius</text:p>
          </table:table-cell>
          <table:table-cell table:formula="of:=[.E8] * COS(Pi/[.B2])" office:value-type="float" office:value="20" calcext:value-type="float">
            <text:p>20</text:p>
          </table:table-cell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3.904cm" svg:height="13.642cm" svg:x="15.752cm" svg:y="1.355cm">
            <draw:object draw:notify-on-update-of-ranges="Graph.B2:Graph.B2 Graph.C2:Graph.C2 childCentre.B25:childCentre.B25 childCentre.A25:childCentre.A25 childCentre.B26:childCentre.B26 Graph.B3:Graph.B4 Graph.C3:Graph.C4 Graph.B4:Graph.B12 Graph.C4:Graph.C12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.66666666666667" calcext:value-type="float">
            <text:p>2 2/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5]/((2*PI())/[Child.B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child rad)</text:p>
          </table:table-cell>
          <table:table-cell table:formula="of:=[.B4]*[Child.E4]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steps)</text:p>
          </table:table-cell>
          <table:table-cell table:formula="of:=[.B7]/[$Child.E3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parentExternalAngle" office:value-type="float" office:value="1.5707963267949" calcext:value-type="float">
            <text:p>1.5707963268</text:p>
          </table:table-cell>
          <table:table-cell table:formula="of:=DEGREES([.B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s to get around corner</text:p>
          </table:table-cell>
          <table:table-cell table:formula="of:=[.B9]/[$Child.E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[.B9]);1)" office:value-type="float" office:value="0" calcext:value-type="float">
            <text:p>0</text:p>
          </table:table-cell>
          <table:table-cell table:formula="of:=[.B2]/([.B8]+[.B10])" office:value-type="float" office:value="0" calcext:value-type="float">
            <text:p>0</text:p>
          </table:table-cell>
          <table:table-cell table:formula="of:=currentChildRotation/(ParentFaceDistance +[.B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12]*((2*PI())/[Parent.B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5.1327412287183" calcext:value-type="float">
            <text:p>25.1327412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6]/[.B3]);[Parent.B2]))" office:value-type="float" office:value="0" calcext:value-type="float">
            <text:p>0</text:p>
          </table:table-cell>
          <table:table-cell table:formula="of:=[.B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78.2842712474619" calcext:value-type="float">
            <text:p>78.284271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78.2842712474619" calcext:value-type="float">
            <text:p>78.284271247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cornersPassed*[.B9])" office:value-type="float" office:value="4.71238898038469" calcext:value-type="float">
            <text:p>4.7123889804</text:p>
          </table:table-cell>
          <table:table-cell table:formula="of:=[.B21]/[Child.E3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21]+[.B9]" office:value-type="float" office:value="6.28318530717959" calcext:value-type="float">
            <text:p>6.2831853072</text:p>
          </table:table-cell>
          <table:table-cell table:formula="of:=[.B22]/[Child.E3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5] &gt;= [.B21])                      AND                      ([.B5] &lt;= [.B22]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5]-(cornersPassed*(Pi-[Parent.E7])))/[Child.E4]);1)" office:value-type="float" office:value="0" calcext:value-type="float">
            <text:p>0</text:p>
          </table:table-cell>
          <table:table-cell table:formula="of:=(([.B5]-(cornersPassed*(Pi-[Parent.E7])))/[Child.E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adius</text:p>
          </table:table-cell>
          <table:table-cell table:style-name="ce6" table:formula="of:=parentRadius" office:value-type="float" office:value="28.2842712474619" calcext:value-type="float">
            <text:p>28.284271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style-name="ce6" table:formula="of:=IF(   onCorner=1   ;   ParentWidth   ;   ParentWidth - ((ParentWidth*(PAFF + 1))  -  (childWidth*CAFF))    )" office:value-type="float" office:value="0" calcext:value-type="float">
            <text:p>0</text:p>
          </table:table-cell>
          <table:table-cell table:formula="of:=[.B27]+([.C15]*[$Parent.B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 point radius</text:p>
          </table:table-cell>
          <table:table-cell table:style-name="ce6" table:formula="of:=SQRT(POWER(parentRadius;2)+POWER([.$B$27];2) - (2 * parentRadius * [.$B$27] * COS([Parent.E7]/2)))" office:value-type="float" office:value="28.2842712474619" calcext:value-type="float">
            <text:p>28.284271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ngle</text:p>
          </table:table-cell>
          <table:table-cell table:style-name="ce7" table:formula="of:=ASIN((SIN([Parent.E7]/2)*MIN([.B27];parentRadius))/[.B2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 angle</text:p>
          </table:table-cell>
          <table:table-cell table:style-name="ce7" table:formula="of:=Pi-[.B29]-([$Parent.E7]/2)" office:value-type="float" office:value="2.35619449019234" calcext:value-type="float">
            <text:p>2.3561944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7] &lt;= parentRadius;[.B29];[.B3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31]+(PAFF*((2*PI())/ParentFaces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8]*COS([.B32]) + parentX)" office:value-type="float" office:value="78.2842712474619" calcext:value-type="float">
            <text:p>78.284271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8]*SIN([.$B$32]) + parentY)" office:value-type="float" office:value="50" calcext:value-type="float">
            <text:p>50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 table:style-name="ce8"/>
        </table:table-row>
      </table:table>
      <table:table table:name="childCentre" table:style-name="ta1"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Child Centre to Contact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MOD((ABS([Parent.B3]-[calc.B4]*[Child.B3]));([calc.B4]*[Child.B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[Child.E7]/2" office:value-type="float" office:value="0.785398163397448" calcext:value-type="float">
            <text:p>0.7853981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childRadius" office:value-type="float" office:value="10.6066017177982" calcext:value-type="float">
            <text:p>10.6066017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SQRT(POWER([.B2];2)+POWER([.B4];2)-(2*[.B2]*[.B4]*COS([.B3])))" office:value-type="float" office:value="7.90569415042095" calcext:value-type="float">
            <text:p>7.9056941504</text:p>
          </table:table-cell>
          <table:table-cell table:number-columns-repeated="3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6" office:value-type="string" calcext:value-type="string">
            <text:p>Solving 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[.B5]" office:value-type="float" office:value="7.90569415042095" calcext:value-type="float">
            <text:p>7.9056941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SUM([.C18:.E18])" office:value-type="float" office:value="3.14159265358979" calcext:value-type="float">
            <text:p>3.1415926536</text:p>
          </table:table-cell>
          <table:table-cell table:formula="of:=IF([calc.B27] &gt;= parentRadius;[calc.B29];[calc.B30])" office:value-type="float" office:value="2.35619449019234" calcext:value-type="float">
            <text:p>2.3561944902</text:p>
          </table:table-cell>
          <table:table-cell table:formula="of:=childExternalAngle/2" office:value-type="float" office:value="0.785398163397448" calcext:value-type="float">
            <text:p>0.7853981634</text:p>
          </table:table-cell>
          <table:table-cell table:formula="of:=MOD([Child.E5];[Child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QRT(([.C19]^2) + ([.D19]^2))" office:value-type="float" office:value="28.2842712474619" calcext:value-type="float">
            <text:p>28.2842712475</text:p>
          </table:table-cell>
          <table:table-cell table:formula="of:=ABS([calc.B33]-[Parent.B5])" office:value-type="float" office:value="28.2842712474619" calcext:value-type="float">
            <text:p>28.2842712475</text:p>
          </table:table-cell>
          <table:table-cell table:formula="of:=ABS([calc.B34]-[Parent.B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table:formula="of:=SQRT(POWER(lower_b;2)+POWER(lower_c;2)-(2*lower_b*lower_c*COS(upper_a)))" office:value-type="float" office:value="36.1899653978829" calcext:value-type="float">
            <text:p>36.1899653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upper_a)*MIN(lower_b; lower_c))/lower_a)" office:value-type="float" office:value="2.67523964997141E-017" calcext:value-type="float">
            <text:p>2.67523964997141E-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angle</text:p>
          </table:table-cell>
          <table:table-cell table:formula="of:=Pi-[.B18]-[.B21]" office:value-type="float" office:value="-2.67523964997141E-017" calcext:value-type="float">
            <text:p>-2.67523964997141E-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ans in parent</text:p>
          </table:table-cell>
          <table:table-cell table:formula="of:=IF([.B17]&lt;=[.B19];[.B21];[.B22])" office:value-type="float" office:value="2.67523964997141E-017" calcext:value-type="float">
            <text:p>2.67523964997141E-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to child centre</text:p>
          </table:table-cell>
          <table:table-cell table:formula="of:=[calc.B32]-[.B23]" office:value-type="float" office:value="-2.67523964997141E-017" calcext:value-type="float">
            <text:p>-2.67523964997141E-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x</text:p>
          </table:table-cell>
          <table:table-cell table:style-name="ce6" table:formula="of:=([.B20] * COS([.B24])) + [Parent.B5]" office:value-type="float" office:value="86.1899653978828" calcext:value-type="float">
            <text:p>86.1899653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y</text:p>
          </table:table-cell>
          <table:table-cell table:style-name="ce6" table:formula="of:=([.B20] * SIN([.B24])) + [Parent.B6]" office:value-type="float" office:value="50" calcext:value-type="float">
            <text:p>50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2:Graph.B2 Graph.C2:Graph.C2 Graph.B3:Graph.B4 Graph.C3:Graph.C4 Graph.B4:Graph.B12 Graph.C4:Graph.C12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3]" office:value-type="float" office:value="78.2842712474619" calcext:value-type="float">
            <text:p>78.2842712475</text:p>
          </table:table-cell>
          <table:table-cell table:formula="of:=[calc.B34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3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3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4]) * ParentInternalAngle))) + parentX" office:value-type="float" office:value="50" calcext:value-type="float">
            <text:p>50</text:p>
          </table:table-cell>
          <table:table-cell table:formula="of:=([Parent.$E$8]*SIN(parentRadians + ((PAFF+[.D4]) *ParentInternalAngle))) + parentY" office:value-type="float" office:value="78.2842712474619" calcext:value-type="float">
            <text:p>78.2842712475</text:p>
          </table:table-cell>
          <table:table-cell table:formula="of:=[.D3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5]) * ParentInternalAngle))) + parentX" office:value-type="float" office:value="21.7157287525381" calcext:value-type="float">
            <text:p>21.7157287525</text:p>
          </table:table-cell>
          <table:table-cell table:formula="of:=([Parent.$E$8]*SIN(parentRadians + ((PAFF+[.D5]) *ParentInternalAngle))) + parentY" office:value-type="float" office:value="50" calcext:value-type="float">
            <text:p>50</text:p>
          </table:table-cell>
          <table:table-cell table:formula="of:=[.D4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6]) * ParentInternalAngle))) + parentX" office:value-type="float" office:value="50" calcext:value-type="float">
            <text:p>50</text:p>
          </table:table-cell>
          <table:table-cell table:formula="of:=([Parent.$E$8]*SIN(parentRadians + ((PAFF+[.D6]) *ParentInternalAngle))) + parentY" office:value-type="float" office:value="21.7157287525381" calcext:value-type="float">
            <text:p>21.7157287525</text:p>
          </table:table-cell>
          <table:table-cell table:formula="of:=[.D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7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7]) *ParentInternalAngle))) + parentY" office:value-type="float" office:value="50" calcext:value-type="float">
            <text:p>50</text:p>
          </table:table-cell>
          <table:table-cell table:formula="of:=[.D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8]) * ParentInternalAngle))) + parentX" office:value-type="float" office:value="50" calcext:value-type="float">
            <text:p>50</text:p>
          </table:table-cell>
          <table:table-cell table:formula="of:=([Parent.$E$8]*SIN(parentRadians + ((PAFF+[.D8]) *ParentInternalAngle))) + parentY" office:value-type="float" office:value="78.2842712474619" calcext:value-type="float">
            <text:p>78.2842712475</text:p>
          </table:table-cell>
          <table:table-cell table:formula="of:=[.D7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<text:span text:style-name="T2">th</text:span></text:p>
          </table:table-cell>
          <table:table-cell table:formula="of:=(parentRadius*COS(parentRadians+((PAFF+[.D9]) * ParentInternalAngle))) + parentX" office:value-type="float" office:value="21.7157287525381" calcext:value-type="float">
            <text:p>21.7157287525</text:p>
          </table:table-cell>
          <table:table-cell table:formula="of:=([Parent.$E$8]*SIN(parentRadians + ((PAFF+[.D9]) *ParentInternalAngle))) + parentY" office:value-type="float" office:value="50" calcext:value-type="float">
            <text:p>50</text:p>
          </table:table-cell>
          <table:table-cell table:formula="of:=[.D8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<text:span text:style-name="T2">th</text:span></text:p>
          </table:table-cell>
          <table:table-cell table:formula="of:=(parentRadius*COS(parentRadians+((PAFF+[.D10]) * ParentInternalAngle))) + parentX" office:value-type="float" office:value="50" calcext:value-type="float">
            <text:p>50</text:p>
          </table:table-cell>
          <table:table-cell table:formula="of:=([Parent.$E$8]*SIN(parentRadians + ((PAFF+[.D10]) *ParentInternalAngle))) + parentY" office:value-type="float" office:value="21.7157287525381" calcext:value-type="float">
            <text:p>21.7157287525</text:p>
          </table:table-cell>
          <table:table-cell table:formula="of:=[.D9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<text:span text:style-name="T2">th</text:span></text:p>
          </table:table-cell>
          <table:table-cell table:formula="of:=(parentRadius*COS(parentRadians+((PAFF+[.D11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11]) *ParentInternalAngle))) + parentY" office:value-type="float" office:value="50" calcext:value-type="float">
            <text:p>50</text:p>
          </table:table-cell>
          <table:table-cell table:formula="of:=[.D10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<text:span text:style-name="T2">th</text:span></text:p>
          </table:table-cell>
          <table:table-cell table:formula="of:=(parentRadius*COS(parentRadians+((PAFF+[.D12]) * ParentInternalAngle))) + parentX" office:value-type="float" office:value="50" calcext:value-type="float">
            <text:p>50</text:p>
          </table:table-cell>
          <table:table-cell table:formula="of:=([Parent.$E$8]*SIN(parentRadians + ((PAFF+[.D12]) *ParentInternalAngle))) + parentY" office:value-type="float" office:value="78.2842712474619" calcext:value-type="float">
            <text:p>78.2842712475</text:p>
          </table:table-cell>
          <table:table-cell table:formula="of:=[.D11]+1" office:value-type="float" office:value="9" calcext:value-type="float">
            <text:p>9</text:p>
          </table:table-cell>
        </table:table-row>
      </table:table>
      <table:table table:name="Sheet5" table:style-name="ta1"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5"/>
        <table:named-range table:name="childExternalAngle" table:base-cell-address="$Child.$E$7" table:cell-range-address="$Child.$E$7"/>
        <table:named-range table:name="childRadius" table:base-cell-address="$Child.$E$8" table:cell-range-address="$Child.$E$8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12"/>
        <table:named-range table:name="currentChildRotation" table:base-cell-address="$calc.$B$3" table:cell-range-address="$calc.$B$5"/>
        <table:named-range table:name="lower_a" table:base-cell-address="$childCentre.$B$5" table:cell-range-address="$childCentre.$B$20"/>
        <table:named-range table:name="lower_b" table:base-cell-address="$childCentre.$B$2" table:cell-range-address="$childCentre.$B$17"/>
        <table:named-range table:name="lower_c" table:base-cell-address="$childCentre.$B$4" table:cell-range-address="$childCentre.$B$19"/>
        <table:named-range table:name="onCorner" table:base-cell-address="$calc.$A$23" table:cell-range-address="$calc.$B$23"/>
        <table:named-range table:name="PAF" table:base-cell-address="$calc.$B$10" table:cell-range-address="$calc.$B$15"/>
        <table:named-range table:name="PAFF" table:base-cell-address="$calc.$C$10" table:cell-range-address="$calc.$C$15"/>
        <table:named-range table:name="ParentCornerAngle" table:base-cell-address="$Parent.$E$6" table:cell-range-address="$Parent.$E$7"/>
        <table:named-range table:name="parentExternalAngle" table:base-cell-address="$Parent.$E$7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radius" table:base-cell-address="$Parent.$E$9" table:cell-range-address="$Parent.$E$9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  <table:named-range table:name="upper_a" table:base-cell-address="$childCentre.$B$3" table:cell-range-address="$childCentre.$B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00/00/0000</text:date>, <text:time style:data-style-name="N2" text:time-value="13:45:25.258344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10-09T14:26:50.546248065</dc:date>
    <meta:editing-duration>PT7H51M37S</meta:editing-duration>
    <meta:editing-cycles>50</meta:editing-cycles>
    <meta:generator>LibreOffice/4.2.8.2$Linux_X86_64 LibreOffice_project/420m0$Build-2</meta:generator>
    <meta:document-statistic meta:table-count="6" meta:cell-count="3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2:Graph.C2 Graph.C3:Graph.C12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12" chart:class="chart:scatter">
            <chart:domain table:cell-range-address="Graph.B4:Graph.B12"/>
            <chart:data-point chart:repeated="9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2842712474619">
                <text:p>78.2842712474619</text:p>
                <draw:g>
                  <svg:desc>Graph.B2:Graph.B2</svg:desc>
                </draw:g>
              </table:table-cell>
              <table:table-cell office:value-type="float" office:value="50">
                <text:p>50</text:p>
                <draw:g>
                  <svg:desc>Graph.C2:Graph.C2</svg:desc>
                </draw:g>
              </table:table-cell>
              <table:table-cell office:value-type="float" office:value="78.2842712474619">
                <text:p>78.2842712474619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0">
                <text:p>50</text:p>
                <draw:g>
                  <svg:desc>Graph.B4:Graph.B12</svg:desc>
                </draw:g>
              </table:table-cell>
              <table:table-cell office:value-type="float" office:value="78.2842712474619">
                <text:p>78.2842712474619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2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style-name="ch1">
        <chart:plot-area chart:style-name="ch2" table:cell-range-address="Graph.B2:Graph.C2 childCentre.A25:childCentre.A25 childCentre.B26:childCentre.B26 Graph.C3:Graph.C12 Parent.B6:Parent.B6" chart:data-source-has-labels="row" svg:x="-0.217cm" svg:y="0.329cm" svg:width="13.834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childCentre.B26:childCentre.B26" chart:label-cell-address="childCentre.A25:childCentre.A25" chart:class="chart:scatter">
            <chart:domain table:cell-range-address="childCentre.B25:childCentre.B25"/>
            <chart:data-point/>
          </chart:series>
          <chart:series chart:style-name="ch8" chart:values-cell-range-address="Graph.C3:Graph.C4" chart:class="chart:scatter">
            <chart:domain table:cell-range-address="Graph.B3:Graph.B4"/>
            <chart:data-point chart:repeated="2"/>
          </chart:series>
          <chart:series chart:style-name="ch9" chart:values-cell-range-address="Graph.C4:Graph.C12" chart:class="chart:scatter">
            <chart:domain table:cell-range-address="Graph.B4:Graph.B12"/>
            <chart:data-point chart:repeated="9"/>
          </chart:series>
          <chart:series chart:style-name="ch10" chart:values-cell-range-address="Parent.B6:Parent.B6" chart:class="chart:scatter">
            <chart:domain table:cell-range-address="Parent.B5:Parent.B5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hild center x</text:p>
                <draw:g>
                  <svg:desc>childCentre.A25:childCentre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2842712474619">
                <text:p>78.2842712474619</text:p>
                <draw:g>
                  <svg:desc>Graph.B2:Graph.B2</svg:desc>
                </draw:g>
              </table:table-cell>
              <table:table-cell office:value-type="float" office:value="50">
                <text:p>50</text:p>
                <draw:g>
                  <svg:desc>Graph.C2:Graph.C2</svg:desc>
                </draw:g>
              </table:table-cell>
              <table:table-cell office:value-type="float" office:value="86.1899653978828">
                <text:p>86.1899653978828</text:p>
                <draw:g>
                  <svg:desc>childCentre.B25:childCentre.B25</svg:desc>
                </draw:g>
              </table:table-cell>
              <table:table-cell office:value-type="float" office:value="50">
                <text:p>50</text:p>
                <draw:g>
                  <svg:desc>childCentre.B26:childCentre.B26</svg:desc>
                </draw:g>
              </table:table-cell>
              <table:table-cell office:value-type="float" office:value="78.2842712474619">
                <text:p>78.2842712474619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0">
                <text:p>50</text:p>
                <draw:g>
                  <svg:desc>Graph.B4:Graph.B12</svg:desc>
                </draw:g>
              </table:table-cell>
              <table:table-cell office:value-type="float" office:value="78.2842712474619">
                <text:p>78.2842712474619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